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25.31mm"/>
    </style:style>
    <style:style style:name="co4" style:family="table-column">
      <style:table-column-properties fo:break-before="auto" style:column-width="25.05mm"/>
    </style:style>
    <style:style style:name="co5" style:family="table-column">
      <style:table-column-properties fo:break-before="auto" style:column-width="23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2" office:value-type="string" calcext:value-type="string">
            <text:p>200 polys, debug build times: </text:p>
          </table:table-cell>
          <table:table-cell office:value-type="float" office:value="0.00320442" calcext:value-type="float">
            <text:p>0.00320442</text:p>
          </table:table-cell>
          <table:table-cell office:value-type="float" office:value="0.00318502" calcext:value-type="float">
            <text:p>0.00318502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Num polys</text:p>
          </table:table-cell>
          <table:table-cell table:style-name="ce1" office:value-type="string" calcext:value-type="string">
            <text:p>Min time</text:p>
          </table:table-cell>
          <table:table-cell table:style-name="ce1" office:value-type="string" calcext:value-type="string">
            <text:p>Max time</text:p>
          </table:table-cell>
          <table:table-cell table:style-name="ce1" office:value-type="string" calcext:value-type="string">
            <text:p>Average time</text:p>
          </table:table-cell>
          <table:table-cell table:style-name="ce1" office:value-type="string" calcext:value-type="string">
            <text:p>Times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MIN([.F6:.L6])" office:value-type="float" office:value="0.000568382" calcext:value-type="float">
            <text:p>0.000568382</text:p>
          </table:table-cell>
          <table:table-cell table:formula="of:=MAX([.F6:.L6])" office:value-type="float" office:value="0.000689034" calcext:value-type="float">
            <text:p>0.000689034</text:p>
          </table:table-cell>
          <table:table-cell table:formula="of:=AVERAGE([.F6:.L6])" office:value-type="float" office:value="0.000622319" calcext:value-type="float">
            <text:p>0.000622319</text:p>
          </table:table-cell>
          <table:table-cell office:value-type="float" office:value="0.000568382" calcext:value-type="float">
            <text:p>0.000568382</text:p>
          </table:table-cell>
          <table:table-cell office:value-type="float" office:value="0.000689034" calcext:value-type="float">
            <text:p>0.000689034</text:p>
          </table:table-cell>
          <table:table-cell office:value-type="float" office:value="0.000666478" calcext:value-type="float">
            <text:p>0.000666478</text:p>
          </table:table-cell>
          <table:table-cell office:value-type="float" office:value="0.000581728" calcext:value-type="float">
            <text:p>0.000581728</text:p>
          </table:table-cell>
          <table:table-cell office:value-type="float" office:value="0.00058234" calcext:value-type="float">
            <text:p>0.00058234</text:p>
          </table:table-cell>
          <table:table-cell office:value-type="float" office:value="0.000615402" calcext:value-type="float">
            <text:p>0.000615402</text:p>
          </table:table-cell>
          <table:table-cell office:value-type="float" office:value="0.000652869" calcext:value-type="float">
            <text:p>0.000652869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MIN([.F7:.L7])" office:value-type="float" office:value="0.00231438" calcext:value-type="float">
            <text:p>0.00231438</text:p>
          </table:table-cell>
          <table:table-cell table:formula="of:=MAX([.F7:.L7])" office:value-type="float" office:value="0.00275891" calcext:value-type="float">
            <text:p>0.00275891</text:p>
          </table:table-cell>
          <table:table-cell table:formula="of:=AVERAGE([.F7:.L7])" office:value-type="float" office:value="0.00252990428571429" calcext:value-type="float">
            <text:p>0.002529904285714</text:p>
          </table:table-cell>
          <table:table-cell office:value-type="float" office:value="0.00231438" calcext:value-type="float">
            <text:p>0.00231438</text:p>
          </table:table-cell>
          <table:table-cell office:value-type="float" office:value="0.00275891" calcext:value-type="float">
            <text:p>0.00275891</text:p>
          </table:table-cell>
          <table:table-cell office:value-type="float" office:value="0.00258517" calcext:value-type="float">
            <text:p>0.00258517</text:p>
          </table:table-cell>
          <table:table-cell office:value-type="float" office:value="0.0026318" calcext:value-type="float">
            <text:p>0.0026318</text:p>
          </table:table-cell>
          <table:table-cell office:value-type="float" office:value="0.00235644" calcext:value-type="float">
            <text:p>0.00235644</text:p>
          </table:table-cell>
          <table:table-cell office:value-type="float" office:value="0.00274445" calcext:value-type="float">
            <text:p>0.00274445</text:p>
          </table:table-cell>
          <table:table-cell office:value-type="float" office:value="0.00231818" calcext:value-type="float">
            <text:p>0.002318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5T18:10:03.018883175</meta:creation-date>
    <dc:date>2019-08-05T21:44:23.495470897</dc:date>
    <meta:editing-duration>PT3H24M4S</meta:editing-duration>
    <meta:editing-cycles>11</meta:editing-cycles>
    <meta:generator>LibreOffice/6.0.7.3$Linux_X86_64 LibreOffice_project/00m0$Build-3</meta:generator>
    <meta:document-statistic meta:table-count="1" meta:cell-count="30" meta:object-count="0"/>
  </office:meta>
</office:document-meta>
</file>